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number-columns-repeated="2"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6:52:56.5757348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0T16:53:10.976039253</dc:date>
    <meta:editing-cycles>174</meta:editing-cycles>
    <meta:editing-duration>P4DT12H40M12S</meta:editing-duration>
    <meta:generator>LibreOffice/7.0.5.2$Linux_X86_64 LibreOffice_project/00$Build-2</meta:generator>
    <meta:document-statistic meta:table-count="1" meta:cell-count="4301" meta:object-count="0"/>
  </office:meta>
</office:document-meta>
</file>